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2e66" officeooo:paragraph-rsid="00032e66"/>
    </style:style>
    <style:style style:name="P2" style:family="paragraph" style:parent-style-name="Standard">
      <style:paragraph-properties fo:text-align="start" style:justify-single-word="false"/>
      <style:text-properties officeooo:rsid="00032e66" officeooo:paragraph-rsid="00032e66"/>
    </style:style>
    <style:style style:name="P3" style:family="paragraph" style:parent-style-name="Standard">
      <style:paragraph-properties fo:text-align="start" style:justify-single-word="false"/>
      <style:text-properties officeooo:rsid="0003b5f3" officeooo:paragraph-rsid="0003b5f3"/>
    </style:style>
    <style:style style:name="P4" style:family="paragraph" style:parent-style-name="Standard">
      <style:paragraph-properties fo:text-align="start" style:justify-single-word="false"/>
      <style:text-properties officeooo:rsid="000404b1" officeooo:paragraph-rsid="000404b1"/>
    </style:style>
    <style:style style:name="P5" style:family="paragraph" style:parent-style-name="Standard" style:master-page-name="">
      <style:paragraph-properties fo:margin-left="0in" fo:margin-right="0in" fo:text-align="start" style:justify-single-word="false" fo:text-indent="0.25in" style:auto-text-indent="false" style:page-number="auto"/>
      <style:text-properties officeooo:rsid="00053ba2" officeooo:paragraph-rsid="00053ba2"/>
    </style:style>
    <style:style style:name="P6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officeooo:rsid="00053ba2" officeooo:paragraph-rsid="00053ba2"/>
    </style:style>
    <style:style style:name="P7" style:family="paragraph" style:parent-style-name="Standard">
      <style:paragraph-properties fo:text-align="start" style:justify-single-word="false"/>
      <style:text-properties officeooo:rsid="0007201e" officeooo:paragraph-rsid="0007201e"/>
    </style:style>
    <style:style style:name="P8" style:family="paragraph" style:parent-style-name="Standard" style:master-page-name="">
      <style:paragraph-properties fo:margin-left="0.25in" fo:margin-right="0in" fo:text-align="start" style:justify-single-word="false" fo:text-indent="0in" style:auto-text-indent="false" style:page-number="auto"/>
      <style:text-properties officeooo:rsid="0007201e" officeooo:paragraph-rsid="0007201e"/>
    </style:style>
    <style:style style:name="P9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07201e" officeooo:paragraph-rsid="0007201e"/>
    </style:style>
    <style:style style:name="P10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0914b5" officeooo:paragraph-rsid="000914b5"/>
    </style:style>
    <style:style style:name="P11" style:family="paragraph">
      <style:paragraph-properties fo:text-align="center"/>
    </style:style>
    <style:style style:name="T1" style:family="text">
      <style:text-properties officeooo:rsid="000404b1"/>
    </style:style>
    <style:style style:name="T2" style:family="text">
      <style:text-properties officeooo:rsid="0006f1d8"/>
    </style:style>
    <style:style style:name="T3" style:family="text">
      <style:text-properties officeooo:rsid="000a70f4"/>
    </style:style>
    <style:style style:name="gr1" style:family="graphic">
      <style:graphic-properties draw:fill="none" draw:fill-image-width="0in" draw:fill-image-height="0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fill-image-width="0in" draw:fill-image-height="0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ework 1</text:p>
      <text:p text:style-name="P1">H. Altuğ Yıldırım</text:p>
      <text:p text:style-name="P1">090100252</text:p>
      <text:p text:style-name="P1"/>
      <text:p text:style-name="P2">1) Firstly, I took the course mostly not for the analysis methods but for learning Python itself. I think that the libraries that Python have are very powerful tools that can replace the closed source tools like MatLab etc. Also Python is a sufficient <text:span text:style-name="T2">language</text:span> for writing simple yet efficient programs and even games.</text:p>
      <text:p text:style-name="P2"/>
      <text:p text:style-name="P3">2) Using Fortran <text:span text:style-name="T1">Matrix Multiplication</text:span>:</text:p>
      <text:p text:style-name="P3"/>
      <text:p text:style-name="P5"><draw:rect text:anchor-type="paragraph" draw:z-index="1" draw:style-name="gr1" draw:text-style-name="P11" svg:width="6.9276in" svg:height="8.0823in" svg:x="-0.0366in" svg:y="0.0217in"><text:p/></draw:rect>Program:</text:p>
      <text:p text:style-name="P4"><text:s text:c="6"/><text:span text:style-name="keyword0_5f_fortran">program</text:span> xmatmul</text:p>
      <text:p text:style-name="P4"><text:s text:c="8"/><text:span text:style-name="keyword2_5f_fortran">implicit</text:span> <text:span text:style-name="keyword2_5f_fortran">none</text:span></text:p>
      <text:p text:style-name="P4"/>
      <text:p text:style-name="P4"><text:s text:c="8"/><text:span text:style-name="keyword2_5f_fortran">integer</text:span> i,j</text:p>
      <text:p text:style-name="P4"><text:s text:c="8"/><text:span text:style-name="keyword2_5f_fortran">integer</text:span>, <text:span text:style-name="keyword2_5f_fortran">parameter</text:span> <text:span text:style-name="symbol0_5f_fortran">::</text:span> <text:span text:style-name="member1_5f_fortran">M</text:span><text:span text:style-name="symbol0_5f_fortran">=</text:span><text:span text:style-name="number_5f_fortran">2</text:span>,N<text:span text:style-name="symbol0_5f_fortran">=</text:span><text:span text:style-name="number_5f_fortran">3</text:span></text:p>
      <text:p text:style-name="P4"/>
      <text:p text:style-name="P4"><text:s text:c="8"/><text:span text:style-name="keyword2_5f_fortran">real</text:span> <text:span text:style-name="symbol0_5f_fortran">::</text:span> <text:span text:style-name="member1_5f_fortran">a</text:span><text:span text:style-name="symbol0_5f_fortran">(</text:span>M,N<text:span text:style-name="symbol0_5f_fortran">)</text:span> <text:span text:style-name="symbol0_5f_fortran">=</text:span> <text:span text:style-name="keyword3_5f_fortran">reshape</text:span><text:span text:style-name="symbol0_5f_fortran">((/</text:span><text:span text:style-name="number_5f_fortran">1.0</text:span>,<text:span text:style-name="number_5f_fortran">4.0</text:span>,<text:span text:style-name="number_5f_fortran">2.0</text:span>,<text:span text:style-name="number_5f_fortran">5.0</text:span>,<text:span text:style-name="number_5f_fortran">3.0</text:span>,<text:span text:style-name="number_5f_fortran">6.0</text:span><text:span text:style-name="symbol0_5f_fortran">/)</text:span>,<text:span text:style-name="symbol0_5f_fortran">(/</text:span>M,N<text:span text:style-name="symbol0_5f_fortran">/))</text:span></text:p>
      <text:p text:style-name="P4"><text:s text:c="8"/><text:span text:style-name="keyword2_5f_fortran">real</text:span> <text:span text:style-name="symbol0_5f_fortran">::</text:span> <text:span text:style-name="member1_5f_fortran">b</text:span><text:span text:style-name="symbol0_5f_fortran">(</text:span>N,M<text:span text:style-name="symbol0_5f_fortran">)</text:span> <text:span text:style-name="symbol0_5f_fortran">=</text:span> <text:span text:style-name="keyword3_5f_fortran">reshape</text:span><text:span text:style-name="symbol0_5f_fortran">((/</text:span><text:span text:style-name="number_5f_fortran">1.0</text:span>,<text:span text:style-name="number_5f_fortran">2.0</text:span>,<text:span text:style-name="number_5f_fortran">3.0</text:span>,<text:span text:style-name="number_5f_fortran">4.0</text:span>,<text:span text:style-name="number_5f_fortran">5.0</text:span>,<text:span text:style-name="number_5f_fortran">6.0</text:span><text:span text:style-name="symbol0_5f_fortran">/)</text:span>,<text:span text:style-name="symbol0_5f_fortran">(/</text:span>N,M<text:span text:style-name="symbol0_5f_fortran">/))</text:span></text:p>
      <text:p text:style-name="P4"><text:s text:c="8"/><text:span text:style-name="keyword2_5f_fortran">real</text:span> <text:span text:style-name="symbol0_5f_fortran">::</text:span> <text:span text:style-name="member1_5f_fortran">c</text:span><text:span text:style-name="symbol0_5f_fortran">(</text:span>M,M<text:span text:style-name="symbol0_5f_fortran">)</text:span></text:p>
      <text:p text:style-name="P4"><text:s text:c="8"/><text:span text:style-name="keyword2_5f_fortran">integer</text:span> <text:span text:style-name="symbol0_5f_fortran">::</text:span> <text:span text:style-name="member1_5f_fortran">clock0</text:span>, clock1, clockmax, clockrate, ticks</text:p>
      <text:p text:style-name="P4"><text:s text:c="8"/><text:span text:style-name="keyword2_5f_fortran">real</text:span> <text:s text:c="3"/><text:span text:style-name="symbol0_5f_fortran">::</text:span> <text:span text:style-name="member1_5f_fortran">secs</text:span></text:p>
      <text:p text:style-name="P4"/>
      <text:p text:style-name="P4"><text:s text:c="8"/><text:span text:style-name="keyword0_5f_fortran">call</text:span> <text:span text:style-name="keyword3_5f_fortran">system_clock</text:span><text:span text:style-name="symbol0_5f_fortran">(</text:span>count_max<text:span text:style-name="symbol0_5f_fortran">=</text:span>clockmax, count_rate<text:span text:style-name="symbol0_5f_fortran">=</text:span>clockrate<text:span text:style-name="symbol0_5f_fortran">)</text:span></text:p>
      <text:p text:style-name="P4"><text:s text:c="8"/><text:span text:style-name="keyword0_5f_fortran">call</text:span> <text:span text:style-name="keyword3_5f_fortran">system_clock</text:span><text:span text:style-name="symbol0_5f_fortran">(</text:span>clock0<text:span text:style-name="symbol0_5f_fortran">)</text:span></text:p>
      <text:p text:style-name="P4"/>
      <text:p text:style-name="P4"><text:s text:c="8"/>write<text:span text:style-name="symbol0_5f_fortran">(*</text:span>,<text:span text:style-name="symbol0_5f_fortran">*)</text:span> <text:span text:style-name="string_5f_fortran">'Matrix [a]'</text:span></text:p>
      <text:p text:style-name="P4"><text:s text:c="8"/><text:span text:style-name="keyword0_5f_fortran">do</text:span> i<text:span text:style-name="symbol0_5f_fortran">=</text:span><text:span text:style-name="number_5f_fortran">1</text:span>,M</text:p>
      <text:p text:style-name="P4"><text:s text:c="10"/>write<text:span text:style-name="symbol0_5f_fortran">(*</text:span>,<text:span text:style-name="number_5f_fortran">1000</text:span><text:span text:style-name="symbol0_5f_fortran">)</text:span> <text:span text:style-name="symbol0_5f_fortran">(</text:span>a<text:span text:style-name="symbol0_5f_fortran">(</text:span>i,j<text:span text:style-name="symbol0_5f_fortran">)</text:span>,j<text:span text:style-name="symbol0_5f_fortran">=</text:span><text:span text:style-name="number_5f_fortran">1</text:span>,N<text:span text:style-name="symbol0_5f_fortran">)</text:span></text:p>
      <text:p text:style-name="P4"><text:s text:c="8"/><text:span text:style-name="keyword0_5f_fortran">enddo</text:span></text:p>
      <text:p text:style-name="P4"><text:s text:c="8"/>write<text:span text:style-name="symbol0_5f_fortran">(*</text:span>,<text:span text:style-name="symbol0_5f_fortran">*)</text:span></text:p>
      <text:p text:style-name="P4"/>
      <text:p text:style-name="P4"><text:s text:c="8"/>write<text:span text:style-name="symbol0_5f_fortran">(*</text:span>,<text:span text:style-name="symbol0_5f_fortran">*)</text:span> <text:span text:style-name="string_5f_fortran">'Matrix [b]'</text:span></text:p>
      <text:p text:style-name="P4"><text:s text:c="8"/><text:span text:style-name="keyword0_5f_fortran">do</text:span> i<text:span text:style-name="symbol0_5f_fortran">=</text:span><text:span text:style-name="number_5f_fortran">1</text:span>,N</text:p>
      <text:p text:style-name="P4"><text:s text:c="10"/>write<text:span text:style-name="symbol0_5f_fortran">(*</text:span>,<text:span text:style-name="number_5f_fortran">1000</text:span><text:span text:style-name="symbol0_5f_fortran">)</text:span> <text:span text:style-name="symbol0_5f_fortran">(</text:span>b<text:span text:style-name="symbol0_5f_fortran">(</text:span>i,j<text:span text:style-name="symbol0_5f_fortran">)</text:span>,j<text:span text:style-name="symbol0_5f_fortran">=</text:span><text:span text:style-name="number_5f_fortran">1</text:span>,M<text:span text:style-name="symbol0_5f_fortran">)</text:span></text:p>
      <text:p text:style-name="P4"><text:s text:c="8"/><text:span text:style-name="keyword0_5f_fortran">enddo</text:span></text:p>
      <text:p text:style-name="P4"><text:s text:c="8"/>write<text:span text:style-name="symbol0_5f_fortran">(*</text:span>,<text:span text:style-name="symbol0_5f_fortran">*)</text:span></text:p>
      <text:p text:style-name="P4"/>
      <text:p text:style-name="P4"><text:s text:c="8"/>c <text:span text:style-name="symbol0_5f_fortran">=</text:span> <text:span text:style-name="keyword3_5f_fortran">matmul</text:span><text:span text:style-name="symbol0_5f_fortran">(</text:span>a, b<text:span text:style-name="symbol0_5f_fortran">)</text:span></text:p>
      <text:p text:style-name="P4"><text:s text:c="8"/>write<text:span text:style-name="symbol0_5f_fortran">(*</text:span>,<text:span text:style-name="symbol0_5f_fortran">*)</text:span> <text:span text:style-name="string_5f_fortran">'Matrix [c] = [a] x [b]'</text:span></text:p>
      <text:p text:style-name="P4"><text:s text:c="8"/><text:span text:style-name="keyword0_5f_fortran">do</text:span> i <text:span text:style-name="symbol0_5f_fortran">=</text:span> <text:span text:style-name="number_5f_fortran">1</text:span>,M</text:p>
      <text:p text:style-name="P4"><text:s text:c="10"/>write<text:span text:style-name="symbol0_5f_fortran">(*</text:span>,<text:span text:style-name="number_5f_fortran">1000</text:span><text:span text:style-name="symbol0_5f_fortran">)</text:span> <text:span text:style-name="symbol0_5f_fortran">(</text:span>c<text:span text:style-name="symbol0_5f_fortran">(</text:span>i,j<text:span text:style-name="symbol0_5f_fortran">)</text:span>,j<text:span text:style-name="symbol0_5f_fortran">=</text:span><text:span text:style-name="number_5f_fortran">1</text:span>,M<text:span text:style-name="symbol0_5f_fortran">)</text:span></text:p>
      <text:p text:style-name="P4"><text:s text:c="8"/><text:span text:style-name="keyword0_5f_fortran">enddo</text:span></text:p>
      <text:p text:style-name="P4"><text:s text:c="8"/>write<text:span text:style-name="symbol0_5f_fortran">(*</text:span>,<text:span text:style-name="symbol0_5f_fortran">*)</text:span></text:p>
      <text:p text:style-name="P4"><text:s text:c="8"/><text:span text:style-name="keyword0_5f_fortran">call</text:span> <text:span text:style-name="keyword3_5f_fortran">system_clock</text:span><text:span text:style-name="symbol0_5f_fortran">(</text:span>clock1<text:span text:style-name="symbol0_5f_fortran">)</text:span></text:p>
      <text:p text:style-name="P4"><text:s text:c="8"/>ticks <text:span text:style-name="symbol0_5f_fortran">=</text:span> clock1<text:span text:style-name="symbol0_5f_fortran">-</text:span>clock0</text:p>
      <text:p text:style-name="P4"><text:s text:c="8"/>ticks <text:span text:style-name="symbol0_5f_fortran">=</text:span> <text:span text:style-name="keyword3_5f_fortran">mod</text:span><text:span text:style-name="symbol0_5f_fortran">(</text:span>ticks<text:span text:style-name="symbol0_5f_fortran">+</text:span>clockmax, clockmax<text:span text:style-name="symbol0_5f_fortran">)</text:span></text:p>
      <text:p text:style-name="P4"><text:s text:c="8"/>secs <text:span text:style-name="symbol0_5f_fortran">=</text:span> float<text:span text:style-name="symbol0_5f_fortran">(</text:span>ticks<text:span text:style-name="symbol0_5f_fortran">)/</text:span>float<text:span text:style-name="symbol0_5f_fortran">(</text:span>clockrate<text:span text:style-name="symbol0_5f_fortran">)</text:span></text:p>
      <text:p text:style-name="P4"><draw:rect text:anchor-type="paragraph" draw:z-index="2" draw:style-name="gr1" draw:text-style-name="P11" svg:width="6.8858in" svg:height="1.5524in" svg:x="-0.0055in" svg:y="0.0055in"><text:p/></draw:rect><text:soft-page-break/> <text:s text:c="7"/>write<text:span text:style-name="symbol0_5f_fortran">(*</text:span>,<text:span text:style-name="symbol0_5f_fortran">*)</text:span> <text:span text:style-name="string_5f_fortran">'Code took '</text:span>, secs, <text:span text:style-name="string_5f_fortran">' seconds'</text:span></text:p>
      <text:p text:style-name="P4"><text:span text:style-name="number_5f_fortran">1000</text:span> <text:s/>FORMAT<text:span text:style-name="symbol0_5f_fortran">(</text:span>1x,1P10E14<text:span text:style-name="number_5f_fortran">.6</text:span><text:span text:style-name="symbol0_5f_fortran">)</text:span></text:p>
      <text:p text:style-name="P4"><text:s text:c="6"/><text:span text:style-name="keyword0_5f_fortran">end</text:span> <text:span text:style-name="keyword0_5f_fortran">program</text:span> xmatmul</text:p>
      <text:p text:style-name="P4"><text:span text:style-name="comment0_5f_fortran">!#################################################################################</text:span></text:p>
      <text:p text:style-name="P4"><text:span text:style-name="comment0_5f_fortran">!Sources:</text:span></text:p>
      <text:p text:style-name="P4"><text:span text:style-name="comment0_5f_fortran">!http://www.nr.com/forum/showthread.php?t=1434</text:span></text:p>
      <text:p text:style-name="P4"><text:span text:style-name="comment0_5f_fortran">!http://www.hpcx.ac.uk/support/documentation/UserGuide/HPCxuser/Porting_Codes.html</text:span></text:p>
      <text:p text:style-name="P4"><text:span text:style-name="comment0_5f_fortran">!#################################################################################</text:span></text:p>
      <text:p text:style-name="P3"><draw:rect text:anchor-type="paragraph" draw:z-index="0" draw:style-name="gr1" draw:text-style-name="P11" svg:width="3.3858in" svg:height="2.8858in" svg:x="0.1819in" svg:y="0.1909in"><text:p/></draw:rect></text:p>
      <text:p text:style-name="P5">Output:</text:p>
      <text:p text:style-name="P6"><text:s/>Matrix [a] </text:p>
      <text:p text:style-name="P6"><text:s text:c="3"/>1.000000E+00 <text:s/>2.000000E+00 <text:s/>3.000000E+00 </text:p>
      <text:p text:style-name="P6"><text:s text:c="3"/>4.000000E+00 <text:s/>5.000000E+00 <text:s/>6.000000E+00 </text:p>
      <text:p text:style-name="P6"/>
      <text:p text:style-name="P6"><text:s/>Matrix [b] </text:p>
      <text:p text:style-name="P6"><text:s text:c="3"/>1.000000E+00 <text:s/>4.000000E+00 </text:p>
      <text:p text:style-name="P6"><text:s text:c="3"/>2.000000E+00 <text:s/>5.000000E+00 </text:p>
      <text:p text:style-name="P6"><text:s text:c="3"/>3.000000E+00 <text:s/>6.000000E+00 </text:p>
      <text:p text:style-name="P6"/>
      <text:p text:style-name="P6"><text:s/>Matrix [c] = [a] x [b] </text:p>
      <text:p text:style-name="P6"><text:s text:c="3"/>1.400000E+01 <text:s/>3.200000E+01 </text:p>
      <text:p text:style-name="P6"><text:s text:c="3"/>3.200000E+01 <text:s/>7.700000E+01 </text:p>
      <text:p text:style-name="P6"/>
      <text:p text:style-name="P6"><text:s/>Code took <text:s text:c="2"/>-1.00000005E-03 <text:s/>seconds </text:p>
      <text:p text:style-name="P6"/>
      <text:p text:style-name="P3">Same program with using Python:</text:p>
      <text:p text:style-name="P3"><draw:rect text:anchor-type="paragraph" draw:z-index="3" draw:style-name="gr2" draw:text-style-name="P11" svg:width="3.6878in" svg:height="3.5213in" svg:x="-0.0161in" svg:y="0.1472in"><text:p/></draw:rect></text:p>
      <text:p text:style-name="P7"><text:span text:style-name="keyword0_5f_python">from</text:span> numpy <text:span text:style-name="keyword0_5f_python">import</text:span> <text:span text:style-name="symbol0_5f_python">*</text:span></text:p>
      <text:p text:style-name="P7"><text:span text:style-name="keyword0_5f_python">import</text:span> <text:span text:style-name="keyword2_5f_python">time</text:span></text:p>
      <text:p text:style-name="P7">start = <text:span text:style-name="keyword2_5f_python">time</text:span>.<text:span text:style-name="member0_5f_python">clock</text:span><text:span text:style-name="symbol0_5f_python">()</text:span></text:p>
      <text:p text:style-name="P7">a=<text:span text:style-name="keyword2_5f_python">array</text:span><text:span text:style-name="symbol0_5f_python">([[</text:span><text:span text:style-name="number_5f_python">1</text:span>.,<text:span text:style-name="number_5f_python">2</text:span>.,<text:span text:style-name="number_5f_python">3</text:span>.<text:span text:style-name="symbol0_5f_python">]</text:span>,<text:span text:style-name="symbol0_5f_python">[</text:span><text:span text:style-name="number_5f_python">4</text:span>.,<text:span text:style-name="number_5f_python">5</text:span>.,<text:span text:style-name="number_5f_python">6</text:span>.<text:span text:style-name="symbol0_5f_python">]])</text:span></text:p>
      <text:p text:style-name="P7">b=a.<text:span text:style-name="member0_5f_python">T</text:span></text:p>
      <text:p text:style-name="P7">c=dot<text:span text:style-name="symbol0_5f_python">(</text:span>a,b<text:span text:style-name="symbol0_5f_python">)</text:span></text:p>
      <text:p text:style-name="P7"><text:span text:style-name="keyword0_5f_python">print</text:span> <text:span text:style-name="string_5f_python">'Matrix [a]'</text:span></text:p>
      <text:p text:style-name="P7"><text:span text:style-name="keyword0_5f_python">print</text:span> a</text:p>
      <text:p text:style-name="P7"><text:span text:style-name="keyword0_5f_python">print</text:span> <text:span text:style-name="string_5f_python">'Matrix [b]'</text:span></text:p>
      <text:p text:style-name="P7"><text:span text:style-name="keyword0_5f_python">print</text:span> b</text:p>
      <text:p text:style-name="P7"><text:span text:style-name="keyword0_5f_python">print</text:span> <text:span text:style-name="string_5f_python">'Matrix [c] = [a] x [b]'</text:span></text:p>
      <text:p text:style-name="P7"><text:span text:style-name="keyword0_5f_python">print</text:span> c</text:p>
      <text:p text:style-name="P7"><text:span text:style-name="keyword0_5f_python">print</text:span> <text:span text:style-name="string_5f_python">'Code took '</text:span>, <text:span text:style-name="keyword2_5f_python">time</text:span>.<text:span text:style-name="member0_5f_python">clock</text:span><text:span text:style-name="symbol0_5f_python">()</text:span> - start, <text:span text:style-name="string_5f_python">' seconds'</text:span></text:p>
      <text:p text:style-name="P7"><text:span text:style-name="comment0_5f_python">#####################</text:span></text:p>
      <text:p text:style-name="P7"><text:span text:style-name="comment0_5f_python">######Sources########</text:span></text:p>
      <text:p text:style-name="P7"><text:span text:style-name="comment0_5f_python">#https://stackoverflow.com/questions/14452145/ --&gt;</text:span></text:p>
      <text:p text:style-name="P7"><text:span text:style-name="comment0_5f_python">#--&gt; how-to-measure-time-taken-between-lines-of --&gt;</text:span></text:p>
      <text:p text:style-name="P7"><text:span text:style-name="comment0_5f_python">#--&gt; -code-in-python</text:span></text:p>
      <text:p text:style-name="P7"/>
      <text:p text:style-name="P8"/>
      <text:p text:style-name="P9"/>
      <text:p text:style-name="P9"/>
      <text:p text:style-name="P9"><draw:rect text:anchor-type="paragraph" draw:z-index="4" draw:style-name="gr2" draw:text-style-name="P11" svg:width="2.3752in" svg:height="2.4587in" svg:x="0.1925in" svg:y="-0.0772in"><text:p/></draw:rect><text:soft-page-break/>Output:</text:p>
      <text:p text:style-name="P8">Matrix [a]</text:p>
      <text:p text:style-name="P9">[[ 1. <text:s/>2. <text:s/>3.]</text:p>
      <text:p text:style-name="P9"><text:s/>[ 4. <text:s/>5. <text:s/>6.]]</text:p>
      <text:p text:style-name="P9">Matrix [b]</text:p>
      <text:p text:style-name="P9">[[ 1. <text:s/>4.]</text:p>
      <text:p text:style-name="P9"><text:s/>[ 2. <text:s/>5.]</text:p>
      <text:p text:style-name="P9"><text:s/>[ 3. <text:s/>6.]]</text:p>
      <text:p text:style-name="P9">Matrix [c] = [a] x [b]</text:p>
      <text:p text:style-name="P9">[[ 14. <text:s/>32.]</text:p>
      <text:p text:style-name="P9"><text:s/>[ 32. <text:s/>77.]]</text:p>
      <text:p text:style-name="P9">Code took <text:s/>0.001763 <text:s/>seconds</text:p>
      <text:p text:style-name="P9"/>
      <text:p text:style-name="P9"/>
      <text:p text:style-name="P10">I can not able to understand the negative sign of the code time in FORTRAN program but, <text:span text:style-name="T3">if we neglect the negative sign</text:span> Python is slower than the FORTRAN<text:span text:style-name="T3">(0.001763 &gt; 0.001)</text:span>. But as can be seen in the code, it is much more shorter than the FORTRAN equivalent of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_5f_fortran" style:display-name="number_fortran" style:family="text">
      <style:text-properties fo:color="#cc66cc" fo:font-style="normal" fo:font-weight="normal"/>
    </style:style>
    <style:style style:name="keyword0_5f_fortran" style:display-name="keyword0_fortran" style:family="text">
      <style:text-properties fo:color="#b1b100" fo:font-style="normal" fo:font-weight="normal"/>
    </style:style>
    <style:style style:name="keyword2_5f_fortran" style:display-name="keyword2_fortran" style:family="text">
      <style:text-properties fo:color="#000066" fo:font-style="normal" fo:font-weight="normal"/>
    </style:style>
    <style:style style:name="keyword3_5f_fortran" style:display-name="keyword3_fortran" style:family="text">
      <style:text-properties fo:color="#993333" fo:font-style="normal" fo:font-weight="normal"/>
    </style:style>
    <style:style style:name="member1_5f_fortran" style:display-name="member1_fortran" style:family="text">
      <style:text-properties fo:color="#202020" fo:font-style="normal" fo:font-weight="normal"/>
    </style:style>
    <style:style style:name="symbol0_5f_fortran" style:display-name="symbol0_fortran" style:family="text">
      <style:text-properties fo:color="#339933" fo:font-style="normal" fo:font-weight="normal"/>
    </style:style>
    <style:style style:name="string_5f_fortran" style:display-name="string_fortran" style:family="text">
      <style:text-properties fo:color="#ff0000" fo:font-style="normal" fo:font-weight="normal"/>
    </style:style>
    <style:style style:name="comment0_5f_fortran" style:display-name="comment0_fortran" style:family="text">
      <style:text-properties fo:color="#666666" fo:font-style="italic" fo:font-weight="normal"/>
    </style:style>
    <style:style style:name="number_5f_python" style:display-name="number_python" style:family="text">
      <style:text-properties fo:color="#ff4500" fo:font-style="normal" fo:font-weight="normal"/>
    </style:style>
    <style:style style:name="keyword0_5f_python" style:display-name="keyword0_python" style:family="text">
      <style:text-properties fo:color="#ff7700" fo:font-style="normal" fo:font-weight="bold"/>
    </style:style>
    <style:style style:name="keyword2_5f_python" style:display-name="keyword2_python" style:family="text">
      <style:text-properties fo:color="#dc143c" fo:font-style="normal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symbol0_5f_python" style:display-name="symbol0_python" style:family="text">
      <style:text-properties fo:color="#66cc66" fo:font-style="normal" fo:font-weight="normal"/>
    </style:style>
    <style:style style:name="string_5f_python" style:display-name="string_python" style:family="text">
      <style:text-properties fo:color="#483d8b" fo:font-style="normal" fo:font-weight="normal"/>
    </style:style>
    <style:style style:name="comment0_5f_python" style:display-name="comment0_python" style:family="text">
      <style:text-properties fo:color="#808080" fo:font-style="italic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ldon </meta:initial-creator>
    <meta:creation-date>2014-12-08T00:30:51.736158160</meta:creation-date>
    <dc:date>2014-12-08T13:33:55.369251360</dc:date>
    <dc:creator>Seldon </dc:creator>
    <meta:editing-duration>PT12H13M14S</meta:editing-duration>
    <meta:editing-cycles>9</meta:editing-cycles>
    <meta:generator>LibreOffice/4.2.7.2$Linux_X86_64 LibreOffice_project/420m0$Build-2</meta:generator>
    <meta:document-statistic meta:table-count="0" meta:image-count="0" meta:object-count="0" meta:page-count="3" meta:paragraph-count="89" meta:word-count="347" meta:character-count="2978" meta:non-whitespace-character-count="2380"/>
  </office:meta>
</office:document-meta>
</file>